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36c" officeooo:paragraph-rsid="000e2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 DE PERIMETRO DE UN CUADRADO</text:p>
      <text:p text:style-name="P1"/>
      <text:p text:style-name="P1">1.INICIO</text:p>
      <text:p text:style-name="P1">2.ASIGNAR (VALOR DE LADO , RESULTADO)</text:p>
      <text:p text:style-name="P1">3.DECLARAR VALOR DE EL LADO</text:p>
      <text:p text:style-name="P1">4.RESULTADO = VALOR DE LADO *4</text:p>
      <text:p text:style-name="P1">5.IMPRIMIR RESULTADO</text:p>
      <text:p text:style-name="P1">6.F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0:01:50.588000000</meta:creation-date>
    <dc:date>2022-03-10T10:09:19.915000000</dc:date>
    <meta:editing-duration>PT7M31S</meta:editing-duration>
    <meta:editing-cycles>1</meta:editing-cycles>
    <meta:document-statistic meta:table-count="0" meta:image-count="0" meta:object-count="0" meta:page-count="1" meta:paragraph-count="7" meta:word-count="27" meta:character-count="164" meta:non-whitespace-character-count="144"/>
    <meta:generator>LibreOffice/6.2.0.3$Windows_X86_64 LibreOffice_project/98c6a8a1c6c7b144ce3cc729e34964b47ce25d62</meta:generator>
  </office:meta>
</office:document-meta>
</file>